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007cm" table:align="left" style:writing-mode="lr-tb"/>
    </style:style>
    <style:style style:name="Tabla1.A" style:family="table-column">
      <style:table-column-properties style:column-width="2.503cm"/>
    </style:style>
    <style:style style:name="Tabla1.B" style:family="table-column">
      <style:table-column-properties style:column-width="1.797cm"/>
    </style:style>
    <style:style style:name="Tabla1.C" style:family="table-column">
      <style:table-column-properties style:column-width="0.265cm"/>
    </style:style>
    <style:style style:name="Tabla1.D" style:family="table-column">
      <style:table-column-properties style:column-width="1.886cm"/>
    </style:style>
    <style:style style:name="Tabla1.E" style:family="table-column">
      <style:table-column-properties style:column-width="0.164cm"/>
    </style:style>
    <style:style style:name="Tabla1.F" style:family="table-column">
      <style:table-column-properties style:column-width="1.986cm"/>
    </style:style>
    <style:style style:name="Tabla1.G" style:family="table-column">
      <style:table-column-properties style:column-width="0.088cm"/>
    </style:style>
    <style:style style:name="Tabla1.H" style:family="table-column">
      <style:table-column-properties style:column-width="2.062cm"/>
    </style:style>
    <style:style style:name="Tabla1.I" style:family="table-column">
      <style:table-column-properties style:column-width="2.15cm"/>
    </style:style>
    <style:style style:name="Tabla1.J" style:family="table-column">
      <style:table-column-properties style:column-width="2.10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background-color="#98fb98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J1" style:family="table-cell">
      <style:table-cell-properties style:vertical-align="middle" fo:background-color="#98fb98" fo:padding="0.097cm" fo:border="0.1pt solid #000000" style:writing-mode="lr-tb">
        <style:background-image/>
      </style:table-cell-properties>
    </style:style>
    <style:style style:name="Tabla1.2" style:family="table-row">
      <style:table-row-properties style:min-row-height="2.125cm" fo:keep-together="auto"/>
    </style:style>
    <style:style style:name="Tabla1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G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I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J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3" style:family="table-cell">
      <style:table-cell-properties style:vertical-align="middle" fo:background-color="#ffff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.J3" style:family="table-cell">
      <style:table-cell-properties style:vertical-align="middle" fo:background-color="#ffff0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.A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J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7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D7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F7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H7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I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J7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J8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5cm" table:align="left" style:writing-mode="lr-tb"/>
    </style:style>
    <style:style style:name="Tabla2.A" style:family="table-column">
      <style:table-column-properties style:column-width="6.798cm"/>
    </style:style>
    <style:style style:name="Tabla2.B" style:family="table-column">
      <style:table-column-properties style:column-width="8.20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fff00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1" style:family="table-cell">
      <style:table-cell-properties style:vertical-align="top" fo:background-color="#ffff00" fo:padding="0.097cm" fo:border="0.5pt solid #000000" style:writing-mode="lr-tb">
        <style:background-image/>
      </style:table-cell-properties>
    </style:style>
    <style:style style:name="Tabla2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3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4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5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6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7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8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8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9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9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0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0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1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1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3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3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14" style:family="table-row">
      <style:table-row-properties style:min-row-height="0.616cm" fo:keep-together="auto"/>
    </style:style>
    <style:style style:name="Tabla2.A14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4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5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5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6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6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7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7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8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8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9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9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20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20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21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21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2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2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23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23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24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24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25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25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26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26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27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27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28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28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29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29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30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30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31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31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3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3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33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33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34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34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 style:master-page-name="Standard">
      <style:paragraph-properties fo:margin-top="0.423cm" fo:margin-bottom="0.106cm" style:contextual-spacing="false" style:page-number="auto"/>
      <style:text-properties fo:language="es" fo:country="ES"/>
    </style:style>
    <style:style style:name="P2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margin-top="0cm" fo:margin-bottom="0cm" style:contextual-spacing="false" fo:text-align="center" style:justify-single-word="false" style:snap-to-layout-grid="false"/>
      <style:text-properties officeooo:rsid="001efdf2" officeooo:paragraph-rsid="001efdf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officeooo:paragraph-rsid="001d09ff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officeooo:rsid="001efdf2" officeooo:paragraph-rsid="001efdf2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officeooo:rsid="001d09ff" style:text-rotation-angle="90" style:text-rotation-scale="line-height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officeooo:rsid="001efdf2" officeooo:paragraph-rsid="001efdf2"/>
    </style:style>
    <style:style style:name="P10" style:family="paragraph" style:parent-style-name="Table_20_Contents">
      <style:paragraph-properties fo:text-align="center" style:justify-single-word="false"/>
      <style:text-properties officeooo:rsid="001efdf2" officeooo:paragraph-rsid="001efdf2"/>
    </style:style>
    <style:style style:name="P11" style:family="paragraph" style:parent-style-name="Standard">
      <style:text-properties fo:font-size="14pt" fo:language="es" fo:country="ES" fo:font-weight="bold" officeooo:paragraph-rsid="001e380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es" fo:country="ES" fo:font-weight="bold" officeooo:rsid="002386a2" officeooo:paragraph-rsid="002386a2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e380e"/>
    </style:style>
    <style:style style:name="P14" style:family="paragraph" style:parent-style-name="Standard">
      <style:text-properties fo:font-size="14pt" fo:language="es" fo:country="ES" fo:font-weight="bold" officeooo:rsid="001e380e" officeooo:paragraph-rsid="001e380e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paragraph-rsid="001e380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4pt" fo:language="pt" fo:country="BR" fo:font-weight="bold" officeooo:rsid="001e380e" officeooo:paragraph-rsid="001e380e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3pt" fo:language="pt" fo:country="BR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style:snap-to-layout-grid="false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style:use-window-font-color="true" loext:opacity="0%" fo:font-size="13pt" fo:language="pt" fo:country="BR" fo:font-weight="bold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20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text-properties style:use-window-font-color="true" loext:opacity="0%" style:font-name="Times New Roman" fo:font-size="13pt" style:rfc-language-tag="es-ES-u-co-trad" fo:language="es" fo:country="ES" fo:font-weight="bold" officeooo:rsid="001e380e" officeooo:paragraph-rsid="001e380e" style:font-name-asian="Times New Roman" style:font-size-asian="13pt" style:language-asian="zh" style:country-asian="CN" style:font-weight-asian="bold" style:font-name-complex="Times New Roman" style:font-size-complex="13pt" style:language-complex="ar" style:country-complex="SA" style:font-weight-complex="bold"/>
    </style:style>
    <style:style style:name="P23" style:family="paragraph" style:parent-style-name="Standard">
      <style:paragraph-properties style:snap-to-layout-grid="false"/>
      <style:text-properties fo:font-size="13pt" fo:font-weight="bold" officeooo:rsid="001e380e" officeooo:paragraph-rsid="001e380e" style:font-size-asian="13pt" style:font-weight-asian="bold" style:font-size-complex="13pt" style:font-weight-complex="bold"/>
    </style:style>
    <style:style style:name="P2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e72fa"/>
    </style:style>
    <style:style style:name="T2" style:family="text">
      <style:text-properties style:use-window-font-color="true" loext:opacity="0%" fo:font-size="14pt" style:rfc-language-tag="es-ES-u-co-trad" fo:language="es" fo:country="ES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s" fo:country="ES" fo:font-weight="bold" officeooo:rsid="001e72fa" style:font-size-asian="14pt" style:font-weight-asian="bold" style:font-size-complex="14pt" style:font-weight-complex="bold"/>
    </style:style>
    <style:style style:name="T5" style:family="text">
      <style:text-properties style:use-window-font-color="true" loext:opacity="0%" style:rfc-language-tag="es-ES-u-co-trad" fo:language="es" fo:country="ES" officeooo:rsid="001e380e" style:font-name-asian="Times New Roman" style:font-name-complex="Times New Roman" style:language-complex="ar" style:country-complex="SA"/>
    </style:style>
    <style:style style:name="T6" style:family="text">
      <style:text-properties officeooo:rsid="001e380e"/>
    </style:style>
    <style:style style:name="T7" style:family="text">
      <style:text-properties style:use-window-font-color="true" loext:opacity="0%" style:font-name="Times New Roman" fo:font-size="14pt" style:rfc-language-tag="es-ES-u-co-trad" fo:language="es" fo:country="ES" fo:font-weight="bold" officeooo:rsid="001e380e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8" style:family="text">
      <style:text-properties fo:font-size="14pt" fo:language="es" fo:country="ES" fo:font-weight="bold" officeooo:rsid="001e380e" style:font-size-asian="14pt" style:font-weight-asian="bold" style:font-size-complex="14pt" style:font-weight-complex="bold"/>
    </style:style>
    <style:style style:name="T9" style:family="text">
      <style:text-properties style:use-window-font-color="true" loext:opacity="0%" style:font-name="Times New Roman" fo:font-size="14pt" fo:language="es" fo:country="ES" fo:font-weight="bold" officeooo:rsid="001e380e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style:use-window-font-color="true" loext:opacity="0%" fo:font-size="14pt" style:rfc-language-tag="es-ES-u-co-trad" fo:language="es" fo:country="ES" fo:font-weight="bold" officeooo:rsid="001e380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actica 01-01 – Los sistemas <text:span text:style-name="T1">Informáticos</text:span> </text:h>
      <text:p text:style-name="P2"/>
      <text:p text:style-name="Standard"><text:span text:style-name="T2">1</text:span><text:span text:style-name="T3">. Rellena y pon color a este Esquema de un sistema </text:span><text:span text:style-name="T4">informático.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9" office:value-type="string">
            <text:p text:style-name="P3">Usuarios 😊😢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1" office:value-type="string">
            <text:p text:style-name="P5"/>
          </table:table-cell>
        </table:table-row>
        <table:table-row table:style-name="Tabla1.2">
          <table:table-cell table:style-name="Tabla1.A2" office:value-type="string">
            <text:p text:style-name="P6"/>
            <text:p text:style-name="P7">Ofimática</text:p>
            <text:p text:style-name="P6"/>
          </table:table-cell>
          <table:table-cell table:style-name="Tabla1.B2" office:value-type="string">
            <text:p text:style-name="P7">Base de datos</text:p>
          </table:table-cell>
          <table:table-cell table:style-name="Tabla1.C2" table:number-columns-spanned="2" office:value-type="string">
            <text:p text:style-name="P7">Desarrollo </text:p>
          </table:table-cell>
          <table:covered-table-cell/>
          <table:table-cell table:style-name="Tabla1.E2" table:number-columns-spanned="2" office:value-type="string">
            <text:p text:style-name="P7">Servidores Web</text:p>
          </table:table-cell>
          <table:covered-table-cell/>
          <table:table-cell table:style-name="Tabla1.G2" table:number-columns-spanned="2" office:value-type="string">
            <text:p text:style-name="P8"/>
          </table:table-cell>
          <table:covered-table-cell/>
          <table:table-cell table:style-name="Tabla1.I2" office:value-type="string">
            <text:p text:style-name="P7">Aplicaciones</text:p>
          </table:table-cell>
          <table:table-cell table:style-name="Tabla1.J2" office:value-type="string">
            <text:p text:style-name="P7">Software</text:p>
          </table:table-cell>
        </table:table-row>
        <table:table-row table:style-name="Tabla1.1">
          <table:table-cell table:style-name="Tabla1.A3" table:number-columns-spanned="9" office:value-type="string">
            <text:p text:style-name="P9">AP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3" table:number-rows-spanned="3" office:value-type="string">
            <text:p text:style-name="P9">Firmware</text:p>
          </table:table-cell>
        </table:table-row>
        <table:table-row table:style-name="Tabla1.1">
          <table:table-cell table:style-name="Tabla1.A3" table:number-columns-spanned="9" office:value-type="string">
            <text:p text:style-name="P9">Nucleo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a1.J3"/>
        </table:table-row>
        <table:table-row table:style-name="Tabla1.1">
          <table:table-cell table:style-name="Tabla1.A3" table:number-columns-spanned="9" office:value-type="string">
            <text:p text:style-name="P9">Drivers/Controladores de dispositivo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a1.J3"/>
        </table:table-row>
        <table:table-row table:style-name="Tabla1.1">
          <table:table-cell table:style-name="Tabla1.A6" table:number-columns-spanned="9" office:value-type="string">
            <text:p text:style-name="P9">Placa base (Mother Boar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6" office:value-type="string">
            <text:p text:style-name="P5"/>
          </table:table-cell>
        </table:table-row>
        <table:table-row table:style-name="Tabla1.1">
          <table:table-cell table:style-name="Tabla1.A7" office:value-type="string">
            <text:p text:style-name="P9">CPU</text:p>
          </table:table-cell>
          <table:table-cell table:style-name="Tabla1.B7" table:number-columns-spanned="2" office:value-type="string">
            <text:p text:style-name="P5"/>
            <text:p text:style-name="P4"/>
            <text:p text:style-name="P10">Memoria principal (RAM)</text:p>
            <text:p text:style-name="P4"/>
            <text:p text:style-name="P4"/>
          </table:table-cell>
          <table:covered-table-cell/>
          <table:table-cell table:style-name="Tabla1.D7" table:number-columns-spanned="2" office:value-type="string">
            <text:p text:style-name="P9">Memoria secundaria (HDD,SSD)</text:p>
          </table:table-cell>
          <table:covered-table-cell/>
          <table:table-cell table:style-name="Tabla1.F7" table:number-columns-spanned="2" office:value-type="string">
            <text:p text:style-name="P5"/>
          </table:table-cell>
          <table:covered-table-cell/>
          <table:table-cell table:style-name="Tabla1.H7" office:value-type="string">
            <text:p text:style-name="P10">Tarjetas Gráficas</text:p>
          </table:table-cell>
          <table:table-cell table:style-name="Tabla1.I7" office:value-type="string">
            <text:p text:style-name="P5"/>
          </table:table-cell>
          <table:table-cell table:style-name="Tabla1.J7" office:value-type="string">
            <text:p text:style-name="P7">Hardware</text:p>
          </table:table-cell>
        </table:table-row>
        <table:table-row table:style-name="Tabla1.1">
          <table:table-cell table:style-name="Tabla1.A8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8" office:value-type="string">
            <text:p text:style-name="P5"/>
          </table:table-cell>
        </table:table-row>
      </table:table>
      <text:p text:style-name="P2"/>
      <text:p text:style-name="P11"><text:span text:style-name="T5">2</text:span><text:span text:style-name="T6">.Define Hardware con tus palabras.</text:span></text:p>
      <text:p text:style-name="P11"/>
      <text:p text:style-name="P12">El hardware se define como la parte tangible de un sistema informático.Es la que controla la información del software.</text:p>
      <text:p text:style-name="P11"/>
      <text:p text:style-name="P13"><text:span text:style-name="T7">3</text:span><text:span text:style-name="T8">.Define </text:span><text:span text:style-name="T9">Software </text:span><text:span text:style-name="T8">con tus palabras.</text:span></text:p>
      <text:p text:style-name="P14"/>
      <text:p text:style-name="P12">El software se define como la parte que no se puede tocar de un sistema informático, la parte intangible. Genera y gestiona toda la información del sistema.</text:p>
      <text:p text:style-name="P14"/>
      <text:p text:style-name="P13"><text:span text:style-name="T10">4</text:span><text:span text:style-name="T8">.Define </text:span><text:span text:style-name="T9">Firmware </text:span><text:span text:style-name="T8">con tus palabras.</text:span></text:p>
      <text:p text:style-name="P14"/>
      <text:p text:style-name="P12">El firmware se define como un pequeño programa alojado en el hardware, hace que el hardware se comunique con el software.</text:p>
      <text:p text:style-name="P14"/>
      <text:p text:style-name="P13"><text:soft-page-break/><text:span text:style-name="T7">5</text:span><text:span text:style-name="T11">. Clasifica los siguientes elementos en Software (Sistema Operativo, Aplicaciones, Datos), <text:s/>Hardware , Firmware,Usuarios(tipo)</text:span></text:p>
      <text:p text:style-name="P15"><text:s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6">Elemento</text:p>
          </table:table-cell>
          <table:table-cell table:style-name="Tabla2.B1" office:value-type="string">
            <text:p text:style-name="P16">Tipo</text:p>
          </table:table-cell>
        </table:table-row>
        <table:table-row table:style-name="Tabla2.1">
          <table:table-cell table:style-name="Tabla2.A2" office:value-type="string">
            <text:p text:style-name="P17">Windows 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Word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Placa Base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Bios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Quad Core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<text:s/>Mp3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9">Micro I3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Pantalla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Adobe photoshop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Linux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Fedora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Raton</text:p>
          </table:table-cell>
          <table:table-cell table:style-name="Tabla2.B2" office:value-type="string">
            <text:p text:style-name="P18"/>
          </table:table-cell>
        </table:table-row>
        <table:table-row table:style-name="Tabla2.14">
          <table:table-cell table:style-name="Tabla2.A2" office:value-type="string">
            <text:p text:style-name="P17">Google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Un Icono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Ventanas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20">Geforce FX 4400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17">Calculadora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17">Open Office</text:p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2" office:value-type="string">
            <text:p text:style-name="P20">Boton de encendido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0">Condensadores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2">un bitcoin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0">Una pelicula DIVX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0">Internet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0">Transistor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0">Antena wifi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0">Router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0">Pagina web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0">AVerMedia TV Tuner</text:p>
          </table:table-cell>
          <table:table-cell table:style-name="Tabla2.B2" office:value-type="string">
            <text:p text:style-name="P21"/>
          </table:table-cell>
        </table:table-row>
        <text:soft-page-break/>
        <table:table-row table:style-name="Tabla2.1">
          <table:table-cell table:style-name="Tabla2.A2" office:value-type="string">
            <text:p text:style-name="P20">Java Script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0">Lenguaje de Programación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0">Bit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3">una hoja de estilos</text:p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34" office:value-type="string">
            <text:p text:style-name="P23">un bucle</text:p>
          </table:table-cell>
          <table:table-cell table:style-name="Tabla2.B34" office:value-type="string">
            <text:p text:style-name="P21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intro" style:family="text" style:parent-style-name="Fuente_20_de_20_párrafo_20_predeter."/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mw-headline" style:family="text" style:parent-style-name="Fuente_20_de_20_párrafo_20_predeter."/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color="#0000cd" loext:opacity="100%" style:text-outline="true" fo:font-size="14pt" style:rfc-language-tag="es-ES-u-co-trad" fo:language="es" fo:country="ES" fo:text-shadow="1pt 1pt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MT2" style:family="text">
      <style:text-properties fo:color="#0000cd" loext:opacity="100%" style:text-outline="true" fo:font-size="14pt" fo:text-shadow="1pt 1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Tema 1 - SSII</text:span><text:span text:style-name="MT2"><text:tab/><text:tab/>IES </text:span><text:span text:style-name="MT1">Playama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 p lop</meta:initial-creator>
    <meta:creation-date>2008-09-20T10:07:00</meta:creation-date>
    <dc:date>2025-09-16T21:18:22.868160300</dc:date>
    <meta:print-date>1995-11-21T17:41:00</meta:print-date>
    <meta:editing-cycles>31</meta:editing-cycles>
    <meta:editing-duration>PT3H26M6S</meta:editing-duration>
    <meta:generator>LibreOffice/25.8.1.1$Windows_X86_64 LibreOffice_project/54047653041915e595ad4e45cccea684809c77b5</meta:generator>
    <meta:document-statistic meta:table-count="2" meta:image-count="0" meta:object-count="0" meta:page-count="3" meta:paragraph-count="63" meta:word-count="211" meta:character-count="1354" meta:non-whitespace-character-count="1196"/>
  </office:meta>
</office:document-meta>
</file>